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4097in" style:rel-column-width="15401*"/>
    </style:style>
    <style:style style:name="Table1.B" style:family="table-column">
      <style:table-column-properties style:column-width="4.5903in" style:rel-column-width="50134*"/>
    </style:style>
    <style:style style:name="P1" style:family="paragraph" style:parent-style-name="Chapter_20_Number" style:master-page-name="Standard"/>
    <style:style style:name="P2" style:family="paragraph" style:parent-style-name="Body_20_Text_20_Cont">
      <style:text-properties fo:font-weight="normal" style:font-weight-asian="normal" style:font-weight-complex="normal"/>
    </style:style>
    <style:style style:name="T1" style:family="text">
      <style:text-properties fo:font-style="italic" style:font-style-asian="italic" style:font-style-complex="italic"/>
    </style:style>
    <number:number-style style:name="N0">
      <number:number number:min-integer-digits="1"/>
    </number:number-style>
  </office:automatic-styles>
  <office:body>
    <office:text>
      <text:tracked-changes>
        <text:changed-region text:id="ct1255970456">
          <text:insertion>
            <office:change-info>
              <dc:creator>Ray Lischner</dc:creator>
              <dc:date>2006-09-18T12:50:00</dc:date>
            </office:change-info>
          </text:insertion>
        </text:changed-region>
        <text:changed-region text:id="ct1255970680">
          <text:insertion>
            <office:change-info>
              <dc:creator>Ray Lischner</dc:creator>
              <dc:date>2006-09-18T12:51:00</dc:date>
            </office:change-info>
          </text:insertion>
        </text:changed-region>
        <text:changed-region text:id="ct1255970568">
          <text:insertion>
            <office:change-info>
              <dc:creator>Ray Lischner</dc:creator>
              <dc:date>2006-09-18T12:51:00</dc:date>
            </office:change-info>
          </text:insertion>
        </text:changed-region>
        <text:changed-region text:id="ct1255972360">
          <text:deletion>
            <office:change-info>
              <dc:creator>Ray Lischner</dc:creator>
              <dc:date>2006-09-18T12:51:00</dc:date>
            </office:change-info>
            <text:p text:style-name="Body_20_Text_20_First">T</text:p>
          </text:deletion>
        </text:changed-region>
        <text:changed-region text:id="ct1261407428">
          <text:insertion>
            <office:change-info>
              <dc:creator>Ray Lischner</dc:creator>
              <dc:date>2006-09-18T12:51:00</dc:date>
            </office:change-info>
          </text:insertion>
        </text:changed-region>
        <text:changed-region text:id="ct1261406532">
          <text:deletion>
            <office:change-info>
              <dc:creator>Ray Lischner</dc:creator>
              <dc:date>2006-09-18T12:51:00</dc:date>
            </office:change-info>
            <text:p text:style-name="Body_20_Text_20_First">the value</text:p>
          </text:deletion>
        </text:changed-region>
        <text:changed-region text:id="ct1261405748">
          <text:deletion>
            <office:change-info>
              <dc:creator>Ray Lischner</dc:creator>
              <dc:date>2006-09-18T12:51:00</dc:date>
            </office:change-info>
            <text:p text:style-name="Body_20_Text_20_First"><text:s/>of </text:p>
          </text:deletion>
        </text:changed-region>
        <text:changed-region text:id="ct1261406420">
          <text:insertion>
            <office:change-info>
              <dc:creator>Ray Lischner</dc:creator>
              <dc:date>2006-09-21T10:28:00</dc:date>
            </office:change-info>
          </text:insertion>
        </text:changed-region>
        <text:changed-region text:id="ct1261404516">
          <text:insertion>
            <office:change-info>
              <dc:creator>Ray Lischner</dc:creator>
              <dc:date>2006-09-18T12:52:00</dc:date>
            </office:change-info>
          </text:insertion>
        </text:changed-region>
        <text:changed-region text:id="ct1261407204">
          <text:deletion>
            <office:change-info>
              <dc:creator>Ray Lischner</dc:creator>
              <dc:date>2006-09-18T12:52:00</dc:date>
            </office:change-info>
            <text:p text:style-name="Body_20_Text">and</text:p>
          </text:deletion>
        </text:changed-region>
        <text:changed-region text:id="ct1261406644">
          <text:deletion>
            <office:change-info>
              <dc:creator>Ray Lischner</dc:creator>
              <dc:date>2006-09-18T12:52:00</dc:date>
            </office:change-info>
            <text:p text:style-name="Body_20_Text">s should match</text:p>
          </text:deletion>
        </text:changed-region>
        <text:changed-region text:id="ct1261404628">
          <text:insertion>
            <office:change-info>
              <dc:creator>Ray Lischner</dc:creator>
              <dc:date>2006-09-18T12:52:00</dc:date>
            </office:change-info>
          </text:insertion>
        </text:changed-region>
        <text:changed-region text:id="ct1261404180">
          <text:deletion>
            <office:change-info>
              <dc:creator>Ray Lischner</dc:creator>
              <dc:date>2006-09-18T12:53:00</dc:date>
            </office:change-info>
            <text:p text:style-name="Code_20_First">#include &lt;iostream&gt; // declares the name std::istream<text:hidden-text text:condition="ooow:comment == 1" text:string-value="no it does not, that is done by ios_fwd. iostream is  simply required to  provide the 8 standard io objects" text:is-hidden="true">no it does not, that is done by ios_fwd. iostream is  simply required to  provide the 8 standard io objects</text:hidden-text></text:p>
            <text:p text:style-name="Code_20_First"/>
          </text:deletion>
        </text:changed-region>
        <text:changed-region text:id="ct1261405188">
          <text:insertion>
            <office:change-info>
              <dc:creator>Ray Lischner</dc:creator>
              <dc:date>2006-09-21T10:26:00</dc:date>
            </office:change-info>
          </text:insertion>
        </text:changed-region>
        <text:changed-region text:id="ct1261405300">
          <text:insertion>
            <office:change-info>
              <dc:creator>Ray Lischner</dc:creator>
              <dc:date>2006-09-18T12:54:00</dc:date>
            </office:change-info>
          </text:insertion>
        </text:changed-region>
        <text:changed-region text:id="ct1257189120">
          <text:insertion>
            <office:change-info>
              <dc:creator>Ray Lischner</dc:creator>
              <dc:date>2006-09-21T11:45:00</dc:date>
            </office:change-info>
          </text:insertion>
        </text:changed-region>
        <text:changed-region text:id="ct1261404964">
          <text:insertion>
            <office:change-info>
              <dc:creator>Ray Lischner</dc:creator>
              <dc:date>2006-09-21T10:27:00</dc:date>
            </office:change-info>
          </text:insertion>
        </text:changed-region>
        <text:changed-region text:id="ct1261404740">
          <text:insertion>
            <office:change-info>
              <dc:creator>Ray Lischner</dc:creator>
              <dc:date>2006-09-21T10:26:00</dc:date>
            </office:change-info>
          </text:insertion>
        </text:changed-region>
        <text:changed-region text:id="ct1261408100">
          <text:deletion>
            <office:change-info>
              <dc:creator>Ray Lischner</dc:creator>
              <dc:date>2006-09-21T10:29:00</dc:date>
            </office:change-info>
            <text:p text:style-name="Code_20_First">#include &lt;iostream&gt; // declares the name std::istream</text:p>
            <text:p text:style-name="Code_20_First"/>
          </text:deletion>
        </text:changed-region>
        <text:changed-region text:id="ct1261405860">
          <text:insertion>
            <office:change-info>
              <dc:creator>Ray Lischner</dc:creator>
              <dc:date>2006-09-18T13:02:00</dc:date>
            </office:change-info>
          </text:insertion>
        </text:changed-region>
        <text:changed-region text:id="ct1261406196">
          <text:deletion>
            <office:change-info>
              <dc:creator>Ray Lischner</dc:creator>
              <dc:date>2006-09-18T13:06:00</dc:date>
            </office:change-info>
            <text:p text:style-name="Body_20_Text">After reading the last character from the stream, t</text:p>
          </text:deletion>
        </text:changed-region>
        <text:changed-region text:id="ct1261405524">
          <text:insertion>
            <office:change-info>
              <dc:creator>Ray Lischner</dc:creator>
              <dc:date>2006-09-18T13:06:00</dc:date>
            </office:change-info>
          </text:insertion>
        </text:changed-region>
        <text:changed-region text:id="ct1261407764">
          <text:insertion>
            <office:change-info>
              <dc:creator>Ray Lischner</dc:creator>
              <dc:date>2006-09-18T13:06:00</dc:date>
            </office:change-info>
          </text:insertion>
        </text:changed-region>
        <text:changed-region text:id="ct1261296824">
          <text:insertion>
            <office:change-info>
              <dc:creator>Ray Lischner</dc:creator>
              <dc:date>2006-09-18T13:07:00</dc:date>
            </office:change-info>
          </text:insertion>
        </text:changed-region>
        <text:changed-region text:id="ct1261296712">
          <text:insertion>
            <office:change-info>
              <dc:creator>Ray Lischner</dc:creator>
              <dc:date>2006-09-21T10:29:00</dc:date>
            </office:change-info>
          </text:insertion>
        </text:changed-region>
        <text:changed-region text:id="ct1261296264">
          <text:insertion>
            <office:change-info>
              <dc:creator>Ray Lischner</dc:creator>
              <dc:date>2006-09-18T13:09:00</dc:date>
            </office:change-info>
          </text:insertion>
        </text:changed-region>
        <text:changed-region text:id="ct1261297384">
          <text:deletion>
            <office:change-info>
              <dc:creator>Ray Lischner</dc:creator>
              <dc:date>2006-09-18T13:09:00</dc:date>
            </office:change-info>
            <text:p text:style-name="Body_20_Text">In that case</text:p>
          </text:deletion>
        </text:changed-region>
        <text:changed-region text:id="ct1261294360">
          <text:insertion>
            <office:change-info>
              <dc:creator>Ray Lischner</dc:creator>
              <dc:date>2006-09-18T13:09:00</dc:date>
            </office:change-info>
          </text:insertion>
        </text:changed-region>
        <text:changed-region text:id="ct1261294248">
          <text:deletion>
            <office:change-info>
              <dc:creator>Ray Lischner</dc:creator>
              <dc:date>2006-09-18T13:10:00</dc:date>
            </office:change-info>
            <text:p text:style-name="Body_20_Text">the</text:p>
          </text:deletion>
        </text:changed-region>
        <text:changed-region text:id="ct1261297496">
          <text:insertion>
            <office:change-info>
              <dc:creator>Ray Lischner</dc:creator>
              <dc:date>2006-09-18T13:10:00</dc:date>
            </office:change-info>
          </text:insertion>
        </text:changed-region>
        <text:changed-region text:id="ct1261294584">
          <text:insertion>
            <office:change-info>
              <dc:creator>Ray Lischner</dc:creator>
              <dc:date>2006-09-18T13:14:00</dc:date>
            </office:change-info>
          </text:insertion>
        </text:changed-region>
        <text:changed-region text:id="ct1261293912">
          <text:insertion>
            <office:change-info>
              <dc:creator>Ray Lischner</dc:creator>
              <dc:date>2006-09-18T13:15:00</dc:date>
            </office:change-info>
          </text:insertion>
        </text:changed-region>
        <text:changed-region text:id="ct1261295928">
          <text:insertion>
            <office:change-info>
              <dc:creator>Ray Lischner</dc:creator>
              <dc:date>2006-09-18T13:12:00</dc:date>
            </office:change-info>
          </text:insertion>
        </text:changed-region>
        <text:changed-region text:id="ct1259076156">
          <text:deletion>
            <office:change-info>
              <dc:creator>Ray Lischner</dc:creator>
              <dc:date>2006-09-18T13:12:00</dc:date>
            </office:change-info>
            <text:p text:style-name="Code">true error</text:p>
          </text:deletion>
        </text:changed-region>
        <text:changed-region text:id="ct1259077052">
          <text:insertion>
            <office:change-info>
              <dc:creator>Ray Lischner</dc:creator>
              <dc:date>2006-09-18T13:12:00</dc:date>
            </office:change-info>
          </text:insertion>
        </text:changed-region>
        <text:changed-region text:id="ct1259076268">
          <text:deletion>
            <office:change-info>
              <dc:creator>Ray Lischner</dc:creator>
              <dc:date>2006-09-18T13:12:00</dc:date>
            </office:change-info>
            <text:p text:style-name="Code">error</text:p>
          </text:deletion>
        </text:changed-region>
        <text:changed-region text:id="ct1259074700">
          <text:insertion>
            <office:change-info>
              <dc:creator>Ray Lischner</dc:creator>
              <dc:date>2006-09-18T13:12:00</dc:date>
            </office:change-info>
          </text:insertion>
        </text:changed-region>
        <text:changed-region text:id="ct1259076380">
          <text:deletion>
            <office:change-info>
              <dc:creator>Ray Lischner</dc:creator>
              <dc:date>2006-09-18T13:12:00</dc:date>
            </office:change-info>
            <text:p text:style-name="Code">eof</text:p>
          </text:deletion>
        </text:changed-region>
        <text:changed-region text:id="ct1259077500">
          <text:deletion>
            <office:change-info>
              <dc:creator>Ray Lischner</dc:creator>
              <dc:date>2006-09-18T13:12:00</dc:date>
            </office:change-info>
            <text:p text:style-name="Code">or</text:p>
          </text:deletion>
        </text:changed-region>
        <text:changed-region text:id="ct1259075932">
          <text:insertion>
            <office:change-info>
              <dc:creator>Ray Lischner</dc:creator>
              <dc:date>2006-09-18T13:12:00</dc:date>
            </office:change-info>
          </text:insertion>
        </text:changed-region>
        <text:changed-region text:id="ct1259076940">
          <text:deletion>
            <office:change-info>
              <dc:creator>Ray Lischner</dc:creator>
              <dc:date>2006-09-18T13:12:00</dc:date>
            </office:change-info>
            <text:p text:style-name="Code">not </text:p>
          </text:deletion>
        </text:changed-region>
        <text:changed-region text:id="ct1259075148">
          <text:deletion>
            <office:change-info>
              <dc:creator>Ray Lischner</dc:creator>
              <dc:date>2006-09-18T13:12:00</dc:date>
            </office:change-info>
            <text:p text:style-name="Code">error</text:p>
          </text:deletion>
        </text:changed-region>
        <text:changed-region text:id="ct1259074476">
          <text:insertion>
            <office:change-info>
              <dc:creator>Ray Lischner</dc:creator>
              <dc:date>2006-09-18T13:12:00</dc:date>
            </office:change-info>
          </text:insertion>
        </text:changed-region>
        <text:changed-region text:id="ct1259075820">
          <text:insertion>
            <office:change-info>
              <dc:creator>Ray Lischner</dc:creator>
              <dc:date>2006-09-21T10:31: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variable-set text:name="chapter" office:value-type="float" office:value="29" style:data-style-name="N0">29</text:variable-set></text:p>
      <text:p text:style-name="Chapter_20_Title">Custom I/O Operators</text:p>
      <text:p text:style-name="Body_20_Text_20_First">Wouldn’t it be nice to be able to read and write rational numbers directly, for example, <text:span text:style-name="Code_20_Inline">std::cout</text:span> <text:span text:style-name="Code_20_Inline">&lt;&lt;</text:span> <text:span text:style-name="Code_20_Inline">rational(355,</text:span> <text:span text:style-name="Code_20_Inline">113)</text:span>? C++ has everything you need, although the job is a little trickier than perhaps it should be. This exploration introduces some of the pieces you need.</text:p>
      <text:p text:style-name="Heading_20_1">Input Operator</text:p>
      <text:p text:style-name="Body_20_Text_20_First">The I/O operators are just like any other operators in C++, and you overload them the way you overload any other operator. The input operator, also called an <text:span text:style-name="T1">extractor</text:span> because it extracts data from a stream, takes <text:span text:style-name="Code_20_Inline">std::istream&amp;</text:span> as its first parameter. It must be a <text:change-start text:change-id="ct1255970456"/>non-<text:span text:style-name="Code_20_Inline">const</text:span> <text:change-end text:change-id="ct1255970456"/>reference<text:hidden-text text:condition="ooow:comment == 1" text:string-value="well actually, the point is that it must be a non-const reference (pass by value will not work)" text:is-hidden="true">well actually, the point is that it must be a non-const reference (pass by value will not work)</text:hidden-text> because the function will modify the stream object. The second parameter must also be a <text:change-start text:change-id="ct1255970680"/>non-<text:span text:style-name="Code_20_Inline">const</text:span> <text:change-end text:change-id="ct1255970680"/>reference because you will store the input value there. <text:change-start text:change-id="ct1255970568"/>By convention, <text:change-end text:change-id="ct1255970568"/><text:change text:change-id="ct1255972360"/><text:change-start text:change-id="ct1261407428"/>t<text:change-end text:change-id="ct1261407428"/>he return type is<text:hidden-text text:condition="ooow:comment == 1" text:string-value="by convention" text:is-hidden="true">by convention</text:hidden-text> <text:span text:style-name="Code_20_Inline">std::istream&amp;</text:span>, and the return value is <text:change text:change-id="ct1261406532"/><text:hidden-text text:condition="ooow:comment == 1" text:string-value="I think that is misleading. We are dealing with objects not values. The returned object is the object referenced by the first parameter'" text:is-hidden="true">I think that is misleading. We are dealing with objects not values. The returned object is the object referenced by the first parameter'</text:hidden-text><text:change text:change-id="ct1261405748"/>the first parameter. That lets you combine multiple input operations in a single expression. (Go back to Listing 16-3 for an example.)</text:p>
      <text:p text:style-name="Body_20_Text">The body of the function must do the work for reading the input stream, parsing the input, and deciding how to interpret that input. Proper error-handling is difficult, but the basics are easy. Every stream has a state mask that keeps track of errors. Table <text:variable-get text:name="chapter" office:value-type="float" style:data-style-name="N0">29</text:variable-get>-<text:reference-ref text:reference-format="text" text:ref-name="io_state_table">1</text:reference-ref> lists the state flags<text:change-start text:change-id="ct1261406420"/> (declared in <text:span text:style-name="Code_20_Inline">&lt;ios&gt;</text:span>)<text:change-end text:change-id="ct1261406420"/> that you can use.</text:p>
      <text:p text:style-name="Table_20_Caption">Table <text:variable-get text:name="chapter" office:value-type="float" style:data-style-name="N0">29</text:variable-get>-<text:reference-mark-start text:name="io_state_table"/><text:sequence text:ref-name="refTable0" text:name="Table" text:formula="ooow:Table+1" style:num-format="1">1</text:sequence><text:reference-mark-end text:name="io_state_table"/>. I/O state flags</text:p>
      <table:table table:name="Table1" table:style-name="Table1">
        <table:table-column table:style-name="Table1.A"/>
        <table:table-column table:style-name="Table1.B"/>
        <table:table-row>
          <table:table-cell office:value-type="string">
            <text:p text:style-name="Table_20_Head">Flag</text:p>
          </table:table-cell>
          <table:table-cell office:value-type="string">
            <text:p text:style-name="Table_20_Head">Description</text:p>
          </table:table-cell>
        </table:table-row>
        <table:table-row>
          <table:table-cell office:value-type="string">
            <text:p text:style-name="Table_20_Text"><text:span text:style-name="Code_20_Inline">badbit</text:span></text:p>
          </table:table-cell>
          <table:table-cell office:value-type="string">
            <text:p text:style-name="Table_20_Text">Unrecoverable error</text:p>
          </table:table-cell>
        </table:table-row>
        <table:table-row>
          <table:table-cell office:value-type="string">
            <text:p text:style-name="Table_20_Text"><text:span text:style-name="Code_20_Inline">eofbit</text:span></text:p>
          </table:table-cell>
          <table:table-cell office:value-type="string">
            <text:p text:style-name="Table_20_Text">End of file</text:p>
          </table:table-cell>
        </table:table-row>
        <table:table-row>
          <table:table-cell office:value-type="string">
            <text:p text:style-name="Table_20_Text"><text:span text:style-name="Code_20_Inline">failbit</text:span></text:p>
          </table:table-cell>
          <table:table-cell office:value-type="string">
            <text:p text:style-name="Table_20_Text">Invalid input or output</text:p>
          </table:table-cell>
        </table:table-row>
        <table:table-row>
          <table:table-cell office:value-type="string">
            <text:p text:style-name="Table_20_Text_20_Last"><text:span text:style-name="Code_20_Inline">goodbit</text:span></text:p>
          </table:table-cell>
          <table:table-cell office:value-type="string">
            <text:p text:style-name="Table_20_Text_20_Last">No errors</text:p>
          </table:table-cell>
        </table:table-row>
      </table:table>
      <text:p text:style-name="Body_20_Text_20_Cont">If the input is not valid, the input function sets <text:span text:style-name="Code_20_Inline">failbit</text:span> in the stream’s error state. When the caller tests whether the stream is okay, it tests the error state, and if <text:span text:style-name="Code_20_Inline">failbit</text:span> is set, the check fails. (The test also fails if an unrecoverable error occurs, such as a hardware malfunction, but that’s not pertinent to the current topic.)</text:p>
      <text:p text:style-name="Body_20_Text">Now you need to decide on a format for rational numbers. The format should be one that is flexible enough for a human to read and write it easily, but simple enough for a function to read and parse quickly. The input format <text:change-start text:change-id="ct1261404516"/>must be able to read the<text:change-end text:change-id="ct1261404516"/><text:change text:change-id="ct1261407204"/> output format<text:change text:change-id="ct1261406644"/><text:hidden-text text:condition="ooow:comment == 1" text:string-value="more precisely the input must be able to read the output format though it might be able to read other forms as well." text:is-hidden="true">more precisely the input must be able to read the output format though it might be able to read other forms as well.</text:hidden-text><text:change-start text:change-id="ct1261404628"/>, and might be able to read other formats, too<text:change-end text:change-id="ct1261404628"/>.</text:p>
      <text:p text:style-name="Body_20_Text">Let’s define the format as an integer, a slash (<text:span text:style-name="Code_20_Inline">/</text:span>), and another integer. White space can appear before or after any of these elements unless the white space flag is disabled in the input stream. If the input contains an integer that is not followed by a slash, the integer becomes the resulting value (that is, the implicit denominator is one). The input operator needs to “unread” the character, which might be important to the rest of the program. The <text:span text:style-name="Code_20_Inline">unget()</text:span> member function does exactly that. The input operator for integers does the same thing: read as many characters as possible until reading a character that is not part of the integer, then <text:span text:style-name="Code_20_Inline">unget</text:span> that last character.</text:p>
      <text:p text:style-name="Body_20_Text">Putting all these pieces together requires a little care, but is not all that difficult. Listing <text:variable-get text:name="chapter" office:value-type="float" style:data-style-name="N0">29</text:variable-get>-<text:reference-ref text:reference-format="text" text:ref-name="input_code">1</text:reference-ref> shows the input operator.</text:p>
      <text:p text:style-name="Code_20_Caption"><text:hidden-text text:condition="ooow:" text:string-value=".func" text:is-hidden="true"/>Listing <text:variable-get text:name="chapter" office:value-type="float" style:data-style-name="N0">29</text:variable-get>-<text:reference-mark-start text:name="input_code"/><text:sequence text:ref-name="refText0" text:name="Text" text:formula="ooow:Text+1" style:num-format="1">1</text:sequence><text:reference-mark-end text:name="input_code"/>. Input operator</text:p>
      <text:p text:style-name="Code_20_First"><text:change text:change-id="ct1261404180"/><text:change-start text:change-id="ct1261405188"/>#include &lt;ios&gt; <text:s text:c="5"/>// declares failbit, etc.</text:p>
      <text:p text:style-name="Code"><text:change-end text:change-id="ct1261405188"/>#include &lt;istream&gt; <text:s/>// declares <text:change-start text:change-id="ct1261405300"/>std::istream and <text:change-end text:change-id="ct1261405300"/>the necessary &gt;&gt; operators</text:p>
      <text:p text:style-name="Code"/>
      <text:p text:style-name="Code">std::istream&amp; operator&gt;&gt;(std::istream&amp; in, rational&amp; rat)</text:p>
      <text:p text:style-name="Code">{</text:p>
      <text:p text:style-name="Code"><text:s text:c="2"/>int n(0), d(0);</text:p>
      <text:p text:style-name="Code"><text:s text:c="2"/>char sep('\0');</text:p>
      <text:p text:style-name="Code"><text:s text:c="2"/>if (not (in &gt;&gt; n &gt;&gt; sep))</text:p>
      <text:p text:style-name="Code"><text:s text:c="4"/>// Error reading the numerator or the separator character.</text:p>
      <text:p text:style-name="Code"><text:s text:c="4"/>in.setstate(std::cin.failbit);</text:p>
      <text:p text:style-name="Code"><text:s text:c="2"/>else if (sep != '/')</text:p>
      <text:p text:style-name="Code"><text:s text:c="2"/>{</text:p>
      <text:p text:style-name="Code"><text:s text:c="4"/>// Push sep back into the input stream, so the next input operation</text:p>
      <text:p text:style-name="Code"><text:s text:c="4"/>// will read it.</text:p>
      <text:p text:style-name="Code"><text:s text:c="4"/>in.unget();</text:p>
      <text:p text:style-name="Code"><text:s text:c="4"/>rat.assign(n<text:change-start text:change-id="ct1257189120"/>, 1<text:change-end text:change-id="ct1257189120"/>);</text:p>
      <text:p text:style-name="Code"><text:s text:c="2"/>}</text:p>
      <text:p text:style-name="Code"><text:s text:c="2"/>else if (in &gt;&gt; d)</text:p>
      <text:p text:style-name="Code"><text:s text:c="4"/>// Successfully read numerator, separator, and denominator.</text:p>
      <text:p text:style-name="Code"><text:s text:c="4"/>rat.assign(n, d);</text:p>
      <text:p text:style-name="Code"><text:s text:c="2"/>else</text:p>
      <text:p text:style-name="Code"><text:s text:c="4"/>// Error reading denominator.</text:p>
      <text:p text:style-name="Code"><text:s text:c="4"/>in.setstate(std::cin.failbit)<text:hidden-text text:condition="ooow:comment == 1" text:string-value="I am not comfortable with the use of the failbit in this function. Certainly in this second instance you have consumed data from input and badbit is, I think, more appropriate" text:is-hidden="true">I am not comfortable with the use of the failbit in this function. Certainly in this second instance you have consumed data from input and badbit is, I think, more appropriate</text:hidden-text><text:change-start text:change-id="ct1261404964"/><text:hidden-text text:condition="ooow:" text:string-value="[RL] The standard says failbit means failure “to read the expected characters”, and badbit means “loss of integrity”, such as a read error. I think failbit is right." text:is-hidden="true"/><text:change-end text:change-id="ct1261404964"/>;</text:p>
      <text:p text:style-name="Code"/>
      <text:p text:style-name="Code"><text:s text:c="2"/>return in;</text:p>
      <text:p text:style-name="Code_20_Last">}</text:p>
      <text:p text:style-name="Body_20_Text_20_Cont">Notice how <text:span text:style-name="Code_20_Inline">rat</text:span> is not modified until the function has successfully read both the numerator and the denominator from the stream. The goal is to ensure that if the stream enters an error state, the function does not alter <text:span text:style-name="Code_20_Inline">rat</text:span>.</text:p>
      <text:p text:style-name="Body_20_Text">The input stream automatically handles white space. The default is that each input operation skips leading white space, which means the <text:span text:style-name="Code_20_Inline">rational </text:span>input operator skips white space before the numerator, the slash separator, and the denominator. If the program turns off the <text:span text:style-name="Code_20_Inline">ws</text:span> flag, the input stream does not skip white space, and all three parts must be contiguous.</text:p>
      <text:p text:style-name="Heading_20_1">Output Operator</text:p>
      <text:p text:style-name="Body_20_Text_20_First">Writing the output operator, or <text:span text:style-name="T1">inserter</text:span> (because it inserts text into the output stream), has a number of hurdles due to the plethora of formatting flags. You want to heed the desired field width and alignment, and you need to insert fill characters as needed. Like any other output operator, you want to reset the field width, but not change any other format settings.</text:p>
      <text:p text:style-name="Body_20_Text">The key to writing a complicated output operator is to use a temporary output stream that stores its text in a <text:span text:style-name="Code_20_Inline">string</text:span>. The <text:span text:style-name="Code_20_Inline">std::ostringstream</text:span> type is declared in the <text:span text:style-name="Code_20_Inline">&lt;</text:span><text:span text:style-name="Code_20_Inline"><text:span text:style-name="Code_20_Inline">s</text:span></text:span><text:span text:style-name="Code_20_Inline">stream&gt;</text:span> header. Use <text:span text:style-name="Code_20_Inline">ostringstream</text:span> the way you would use any other output stream, such as <text:span text:style-name="Code_20_Inline">cout</text:span>, and when you are done, the <text:span text:style-name="Code_20_Inline">str()</text:span> member function returns the finished <text:span text:style-name="Code_20_Inline">string</text:span>.</text:p>
      <text:p text:style-name="Body_20_Text">To write the output operator for a <text:span text:style-name="Code_20_Inline">rational</text:span> number, create an <text:span text:style-name="Code_20_Inline">ostringstream</text:span>, and write the numerator, separator, and denominator. Then write the resulting string to the actual output stream. Let the stream itself handle the width, alignment, and fill issues when it writes the string<text:hidden-text text:condition="ooow:comment == 1" text:string-value="unfortunately the consequence is that not all output can be read back as input (something that is also true of the built in types :( )" text:is-hidden="true">unfortunately the consequence is that not all output can be read back as input (something that is also true of the built in types :( )</text:hidden-text><text:change-start text:change-id="ct1261404740"/><text:hidden-text text:condition="ooow:" text:string-value="[RL] I hope readers are smart enough to realize that a fill character of, say, '9', with a large field width, will have dire consequences when trying to read the output at a later time. If not, this is the wrong time to educate them." text:is-hidden="true"/><text:change-end text:change-id="ct1261404740"/>. Similar to an input operator, the first parameter has type <text:span text:style-name="Code_20_Inline">std::ostream&amp;</text:span>, which is also the return type. The return value is the first parameter. The second parameter can use call-by-value or you can pass a reference to <text:span text:style-name="Code_20_Inline">const</text:span>, as you can see in Listing <text:variable-get text:name="chapter" office:value-type="float" style:data-style-name="N0">29</text:variable-get>-<text:reference-ref text:reference-format="text" text:ref-name="output_code">2</text:reference-ref>.</text:p>
      <text:p text:style-name="Code_20_Caption"><text:hidden-text text:condition="ooow:" text:string-value=".func" text:is-hidden="true"/>Listing <text:variable-get text:name="chapter" office:value-type="float" style:data-style-name="N0">29</text:variable-get>-<text:reference-mark-start text:name="output_code"/><text:sequence text:ref-name="refText1" text:name="Text" text:formula="ooow:Text+1" style:num-format="1">2</text:sequence><text:reference-mark-end text:name="output_code"/>. Output operator</text:p>
      <text:p text:style-name="Code_20_First"><text:change text:change-id="ct1261408100"/>#include &lt;ostream&gt; <text:s/>// declares the necessary &lt;&lt; operators</text:p>
      <text:p text:style-name="Code">#include &lt;sstream&gt; <text:s/>// declares the std::ostringstream type</text:p>
      <text:p text:style-name="Code"/>
      <text:p text:style-name="Code">std::ostream&amp; operator&lt;&lt;(std::ostream&amp; out, rational const&amp; rat)</text:p>
      <text:p text:style-name="Code">{</text:p>
      <text:p text:style-name="Code"><text:s text:c="2"/>std::ostringstream tmp;</text:p>
      <text:p text:style-name="Code"><text:s text:c="2"/>tmp &lt;&lt; rat.numerator<text:change-start text:change-id="ct1261405860"/>;</text:p>
      <text:p text:style-name="Code"><text:s text:c="2"/>if (rat.denominator != 1)</text:p>
      <text:p text:style-name="Code"><text:s text:c="4"/>tmp<text:change-end text:change-id="ct1261405860"/> &lt;&lt; '/' &lt;&lt; rat.denominator;<text:hidden-text text:condition="ooow:comment == 1" text:string-value="of course you might want to add polish to this to deal with the case where the denominator is 1" text:is-hidden="true">of course you might want to add polish to this to deal with the case where the denominator is 1</text:hidden-text></text:p>
      <text:p text:style-name="Code"><text:s text:c="2"/>out &lt;&lt; tmp.str();</text:p>
      <text:p text:style-name="Code"/>
      <text:p text:style-name="Code"><text:s text:c="2"/>return out;</text:p>
      <text:p text:style-name="Code_20_Last">}</text:p>
      <text:p text:style-name="Heading_20_1">Error State</text:p>
      <text:p text:style-name="P2">The next step is to write a test program. Ideally, the test program would be able to continue when it encounters an invalid-input error. So now is a good time to take a closer look at how an I/O stream keeps track of errors.</text:p>
      <text:p text:style-name="Body_20_Text">As you learned earlier in this exploration, every stream has a mask of error flags (see Table <text:variable-get text:name="chapter" office:value-type="float" style:data-style-name="N0">29</text:variable-get>-<text:reference-ref text:reference-format="text" text:ref-name="io_state_table">1</text:reference-ref>). You can test these flags, set them, or clear them. Testing the flags is a little unusual, however, so pay attention.</text:p>
      <text:p text:style-name="Body_20_Text">The way most programs in this book test for error conditions on a stream is to use the stream itself or an input operation as a condition. As you learned, an input operator function returns the stream, so these two approaches are equivalent. A stream converts to a <text:span text:style-name="Code_20_Inline">bool</text:span> result by returning the inverse of its <text:span text:style-name="Code_20_Inline">fail()</text:span> function, which returns <text:span text:style-name="Code_20_Inline">true</text:span> if <text:span text:style-name="Code_20_Inline">failbit</text:span> or <text:span text:style-name="Code_20_Inline">badbit</text:span> are set.</text:p>
      <text:p text:style-name="Body_20_Text">In the normal course of an input loop, the program progresses until the input stream is exhausted. <text:change text:change-id="ct1261406196"/><text:change-start text:change-id="ct1261405524"/>T<text:change-end text:change-id="ct1261405524"/>he stream sets <text:span text:style-name="Code_20_Inline">eofbit</text:span><text:change-start text:change-id="ct1261407764"/> when it reaches the end of th<text:change-end text:change-id="ct1261407764"/><text:change-start text:change-id="ct1261296824"/>e input stream<text:change-end text:change-id="ct1261296824"/><text:span text:style-name="Code_20_Inline"><text:hidden-text text:condition="ooow:comment == 1" text:string-value="it would be so much more simple if that were true. However I think that if you check you will find the eofbit is set by an attempt to read beyond the end of the stream. When that happens depends on the nature of the read." text:is-hidden="true">it would be so much more simple if that were true. However I think that if you check you will find the eofbit is set by an attempt to read beyond the end of the stream. When that happens depends on the nature of the read.</text:hidden-text></text:span><text:change-start text:change-id="ct1261296712"/><text:span text:style-name="Code_20_Inline"><text:hidden-text text:condition="ooow:" text:string-value="[RL] I don’t want to delve into stream buffers, so I must necessarily oversimplify matters." text:is-hidden="true"/></text:span><text:change-end text:change-id="ct1261296712"/>. The stream’s state is still good in that <text:span text:style-name="Code_20_Inline">fail()</text:span> returns false, so the loop continues. The next time you try to read from the stream, however, the stream sees that no more input is available, sets <text:span text:style-name="Code_20_Inline">failbit</text:span>, and returns an error condition. The loop condition is <text:span text:style-name="Code_20_Inline">false</text:span>, and the loop exits.</text:p>
      <text:p text:style-name="Body_20_Text">The loop might also exit if the stream contains invalid input, such as non-numeric characters for integer input, or the loop can exit if there is a hardware error on the input stream (such as a disk failure). Until now, the programs in this book didn’t bother to test why the loop exited. To write a good test program, however, you need to know.</text:p>
      <text:p text:style-name="Body_20_Text">First, you can test for a hardware or similar error by calling the <text:span text:style-name="Code_20_Inline">bad()</text:span> member function, which returns true if <text:span text:style-name="Code_20_Inline">badbit</text:span> is set. That means something terrible happened to the file<text:hidden-text text:condition="ooow:comment == 1" text:string-value="the loss of data is normally classified that way (see above)" text:is-hidden="true">the loss of data is normally classified that way (see above)</text:hidden-text>, and the program can’t do anything to fix the problem.</text:p>
      <text:p text:style-name="Body_20_Text">Next, test for normal end-of-file by calling the <text:span text:style-name="Code_20_Inline">eof()</text:span> member function, which is <text:span text:style-name="Code_20_Inline">true</text:span> only when <text:span text:style-name="Code_20_Inline">eofbit</text:span> is set. If <text:span text:style-name="Code_20_Inline">bad()</text:span> and <text:span text:style-name="Code_20_Inline">eof()</text:span> are both <text:span text:style-name="Code_20_Inline">false</text:span> and <text:span text:style-name="Code_20_Inline">fai</text:span><text:span text:style-name="Code_20_Inline"><text:span text:style-name="Code_20_Inline">l</text:span></text:span><text:span text:style-name="Code_20_Inline">()</text:span> is <text:span text:style-name="Code_20_Inline">true</text:span>, that means the stream contains invalid input. <text:change-start text:change-id="ct1261296264"/>How your program should handle an input failure depends on your particular circumstances. Some programs must exit immediately. Others might try to continue. <text:change-end text:change-id="ct1261296264"/><text:change text:change-id="ct1261297384"/><text:change-start text:change-id="ct1261294360"/>For example<text:change-end text:change-id="ct1261294360"/>, <text:change text:change-id="ct1261294248"/><text:change-start text:change-id="ct1261297496"/>your<text:change-end text:change-id="ct1261297496"/> test program can reset the error state by calling the <text:span text:style-name="Code_20_Inline">clear()</text:span> member function, and then continue running<text:hidden-text text:condition="ooow:comment == 1" text:string-value="well yes, but we are assuming that nothing has been lost" text:is-hidden="true">well yes, but we are assuming that nothing has been lost</text:hidden-text>.<text:change-start text:change-id="ct1261294584"/> After an input failure, you might not know the stream’s position, so you don<text:change-end text:change-id="ct1261294584"/><text:change-start text:change-id="ct1261293912"/>’t know what the stream is prepared to read next. This simple test program skips to the next line.<text:change-end text:change-id="ct1261293912"/></text:p>
      <text:p text:style-name="Body_20_Text">Listing <text:variable-get text:name="chapter" office:value-type="float" style:data-style-name="N0">29</text:variable-get>-<text:reference-ref text:reference-format="text" text:ref-name="test_code">3</text:reference-ref> shows a test program that loops until end-of-file or an unrecoverable error occurs. If the problem is merely invalid input, the error state is cleared<text:hidden-text text:condition="ooow:comment == 1" text:string-value="That is fine when reading from the console, it is far from fine when reading from a file if any data has been read and discarded" text:is-hidden="true">That is fine when reading from the console, it is far from fine when reading from a file if any data has been read and discarded</text:hidden-text>, and the loop continues.</text:p>
      <text:p text:style-name="Code_20_Caption">Listing <text:variable-get text:name="chapter" office:value-type="float" style:data-style-name="N0">29</text:variable-get>-<text:reference-mark-start text:name="test_code"/><text:sequence text:ref-name="refText2" text:name="Text" text:formula="ooow:Text+1" style:num-format="1">3</text:sequence><text:reference-mark-end text:name="test_code"/>. Testing the I/O operators</text:p>
      <text:p text:style-name="Code_20_First">... omitted for brevity ...</text:p>
      <text:p text:style-name="Code"/>
      <text:p text:style-name="Code">/// Tests for <text:change-start text:change-id="ct1261295928"/>failbit only<text:change-end text:change-id="ct1261295928"/><text:change text:change-id="ct1259076156"/></text:p>
      <text:p text:style-name="Code">bool io<text:change-start text:change-id="ct1259077052"/>failure<text:change-end text:change-id="ct1259077052"/><text:change text:change-id="ct1259076268"/>(std::istream&amp; in)</text:p>
      <text:p text:style-name="Code">{</text:p>
      <text:p text:style-name="Code"><text:s text:c="2"/>return in.<text:change-start text:change-id="ct1259074700"/>fail<text:change-end text:change-id="ct1259074700"/><text:change text:change-id="ct1259076380"/>()<text:hidden-text text:condition="ooow:comment == 1" text:string-value="since when has eof been an error?" text:is-hidden="true">since when has eof been an error?</text:hidden-text> <text:change text:change-id="ct1259077500"/><text:change-start text:change-id="ct1259075932"/>and not<text:change-end text:change-id="ct1259075932"/> in.bad();</text:p>
      <text:p text:style-name="Code">}</text:p>
      <text:p text:style-name="Code"/>
      <text:p text:style-name="Code">int main()</text:p>
      <text:p text:style-name="Code">{</text:p>
      <text:p text:style-name="Code"><text:s text:c="2"/>rational r(0);</text:p>
      <text:p text:style-name="Code"/>
      <text:p text:style-name="Code"><text:s text:c="2"/>while (std::cin)</text:p>
      <text:p text:style-name="Code"><text:s text:c="2"/>{</text:p>
      <text:p text:style-name="Code"><text:s text:c="4"/>if (std::cin &gt;&gt; r)</text:p>
      <text:p text:style-name="Code"><text:s text:c="6"/>// Read succeeded, so no error state is set in the stream.</text:p>
      <text:p text:style-name="Code"><text:s text:c="6"/>std::cout &lt;&lt; r &lt;&lt; '\n';</text:p>
      <text:p text:style-name="Code"><text:s text:c="4"/>else if (<text:change text:change-id="ct1259076940"/>io<text:change text:change-id="ct1259075148"/><text:change-start text:change-id="ct1259074476"/>failure<text:change-end text:change-id="ct1259074476"/>(std::cin))</text:p>
      <text:p text:style-name="Code"><text:s text:c="4"/>{</text:p>
      <text:p text:style-name="Code"><text:s text:c="6"/>// Only failbit is set, meaning invalid input. Clear the error state, </text:p>
      <text:p text:style-name="Code"><text:s text:c="6"/>// and then skip the rest of the input line.</text:p>
      <text:p text:style-name="Code"><text:s text:c="6"/>std::cin.clear();</text:p>
      <text:p text:style-name="Code"><text:s text:c="6"/>std::cin.ignore(std::numeric_limits&lt;int&gt;::max(), '\n');</text:p>
      <text:p text:style-name="Code"><text:s text:c="4"/>}</text:p>
      <text:p text:style-name="Code"><text:s text:c="2"/>}</text:p>
      <text:p text:style-name="Code"/>
      <text:p text:style-name="Code"><text:s text:c="2"/>if (std::cin.bad()) </text:p>
      <text:p text:style-name="Code"><text:s text:c="4"/>std::cerr &lt;&lt; "Unrecoverable input error\n";</text:p>
      <text:p text:style-name="Code_20_Last">}</text:p>
      <text:p text:style-name="Body_20_Text_20_Cont">The <text:span text:style-name="Code_20_Inline">rational</text:span> type is almost finished. The next exploration tackles assignment operators and <text:s/>seeks to improve the constructors.</text:p>
      <text:p text:style-name="Body_20_Text"/>
      <text:p text:style-name="Body_20_Text"><text:hidden-text text:condition="ooow:comment == 1" text:string-value="as the density of my comments shows, I am not entirely happy with this chapter. There is a definite difference between input that can be redone (i.e. from the console) and failed input from a file which suggests the file has been corrupted." text:is-hidden="true">as the density of my comments shows, I am not entirely happy with this chapter. There is a definite difference between input that can be redone (i.e. from the console) and failed input from a file which suggests the file has been corrupted.</text:hidden-text><text:change-start text:change-id="ct1259075820"/><text:hidden-text text:condition="ooow:" text:string-value="[RL] badbit indicates corruption. failbit means the user mistyped, whether in a text editor or at the console." text:is-hidden="true"/><text:change-end text:change-id="ct12590758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Caption_20_characters" style:display-name="Caption characters"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9 - Custom I/O Operators</dc:title>
    <dc:subject>Exploring C++</dc:subject>
    <meta:initial-creator>Ray Lischner</meta:initial-creator>
    <meta:creation-date>2006-03-30T10:01:31</meta:creation-date>
    <dc:creator>Ray Lischner</dc:creator>
    <dc:date>2006-09-21T11:45:06</dc:date>
    <dc:language>en-US</dc:language>
    <meta:editing-cycles>45</meta:editing-cycles>
    <meta:editing-duration>PT3H24M30S</meta:editing-duration>
    <meta:user-defined meta:name="codex-configfile">apress-cpp-dox.xml</meta:user-defined>
    <meta:user-defined meta:name="codex-chapter-number">29</meta:user-defined>
    <meta:user-defined meta:name="codex-doxygen"/>
    <meta:user-defined meta:name="Info 4"/>
    <meta:document-statistic meta:table-count="1" meta:image-count="0" meta:object-count="0" meta:page-count="5" meta:paragraph-count="117" meta:word-count="1590" meta:character-count="9513"/>
  </office:meta>
</office:document-meta>
</file>